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P3" style:family="paragraph">
      <style:text-properties fo:color="#00ae00" fo:font-size="26pt" style:font-size-asian="26pt" style:font-size-complex="26pt"/>
    </style:style>
    <style:style style:name="P4" style:family="paragraph">
      <style:text-properties fo:color="#cccc00" fo:font-size="26pt" style:font-size-asian="26pt" style:font-size-complex="26pt"/>
    </style:style>
    <style:style style:name="P5" style:family="paragraph">
      <style:text-properties fo:color="#ff0000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ae00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ae00" fo:font-size="26pt" style:font-size-asian="26pt" style:font-size-complex="26pt"/>
    </style:style>
    <style:style style:name="T4" style:family="text">
      <style:text-properties fo:color="#00ae00"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cccc0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cc00" fo:font-size="26pt" style:font-size-asian="26pt" style:font-size-complex="26pt"/>
    </style:style>
    <style:style style:name="T7" style:family="text">
      <style:text-properties fo:color="#cccc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tschätzung: Milestone 2</text:p>
          </draw:text-box>
        </draw:frame>
        <draw:frame draw:style-name="gr1" draw:text-style-name="P1" draw:layer="layout" svg:width="23cm" svg:height="17.676cm" svg:x="2cm" svg:y="3.5cm">
          <draw:text-box>
            <text:list text:style-name="L1">
              <text:list-item>
                <text:p><text:span text:style-name="T1">Vorschlag: Zu jeden Item schätzen IDE, Frontend und Backend getrennt wie lange sie brauchen.</text:span></text:p>
                <text:p><text:span text:style-name="T1"/></text:p>
              </text:list-item>
              <text:list-item>
                <text:p><text:span text:style-name="T1">Das heißt: Zuständigkeiten sollten vorher geklärt werden</text:span></text:p>
                <text:p><text:span text:style-name="T1"/></text:p>
              </text:list-item>
              <text:list-item>
                <text:p><text:span text:style-name="T1">Insgesamt vorhandene Zeit: </text:span></text:p>
                <text:list>
                  <text:list-item>
                    <text:p><text:span text:style-name="T1">4 Wochen – pro Woche 20 Arbeitsstunden pro Person:</text:span></text:p>
                  </text:list-item>
                  <text:list-item>
                    <text:p><text:span text:style-name="T1">IDE: 3*4*20 = 240 Stunden</text:span></text:p>
                  </text:list-item>
                  <text:list-item>
                    <text:p><text:span text:style-name="T1">Frontend: 7*4*20 = 560 Stunden</text:span></text:p>
                  </text:list-item>
                  <text:list-item>
                    <text:p><text:span text:style-name="T1">Backend: 5*4*20 = 400 Stunden</text:span></text:p>
                    <text:p><text:span text:style-name="T1"/></text:p>
                  </text:list-item>
                </text:list>
              </text:list-item>
              <text:list-item>
                <text:p><text:span text:style-name="T1">In diesen Stunde ist aber alles drin: Daily-Scrums, Projekt kompilieren, Git nutzen, sich mal „kurz“ treffen</text:span></text:p>
              </text:list-item>
              <text:list-item>
                <text:p><text:span text:style-name="T1">Bsp. Aus letztem Sprint Treffen am Montag von 16:00-19:30 mit 10 Personen = 35 Arbeisstund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tschätzung: Milestone 2</text:p>
          </draw:text-box>
        </draw:frame>
        <draw:frame draw:style-name="gr1" draw:text-style-name="P1" draw:layer="layout" svg:width="23cm" svg:height="8.451cm" svg:x="2cm" svg:y="5cm">
          <draw:text-box>
            <text:list text:style-name="L1">
              <text:list-item>
                <text:p><text:span text:style-name="T1">Milestone 2 Items:</text:span></text:p>
                <text:list>
                  <text:list-item>
                    <text:p><text:span text:style-name="T1">Integer+Bool</text:span></text:p>
                  </text:list-item>
                  <text:list-item>
                    <text:p><text:span text:style-name="T1">Stack-Operationen</text:span></text:p>
                  </text:list-item>
                  <text:list-item>
                    <text:p><text:span text:style-name="T1">Verzweigungen</text:span></text:p>
                  </text:list-item>
                  <text:list-item>
                    <text:p><text:span text:style-name="T1">Rail-editor</text:span></text:p>
                  </text:list-item>
                </text:list>
                <text:p><text:span text:style-name="T1"/></text:p>
              </text:list-item>
              <text:list-item>
                <text:p><text:span text:style-name="T1">Schätzmethode: (Minimum+Maximum + 6*Median)/8 +40% Puff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runterbrechen von Item-Inhalten in Issues</text:p>
          </draw:text-box>
        </draw:frame>
        <draw:frame draw:style-name="gr1" draw:text-style-name="P1" draw:layer="layout" svg:width="23cm" svg:height="14.601cm" svg:x="2cm" svg:y="5.001cm">
          <draw:text-box>
            <text:list text:style-name="L1">
              <text:list-item>
                <text:p><text:span text:style-name="T1">Eigenverantwortung! Ihr entscheidet was sinnvollerweise getan werden muss damit das Item fertiggestellt wird.</text:span></text:p>
                <text:p><text:span text:style-name="T1"/></text:p>
              </text:list-item>
              <text:list-item>
                <text:p><text:span text:style-name="T1">Das wichtigste ist zunächst zu verstehen was das Item alles beinhaltet → Heutige Sitzung</text:span></text:p>
                <text:p><text:span text:style-name="T1"/></text:p>
              </text:list-item>
              <text:list-item>
                <text:p><text:span text:style-name="T1">Dann: was ist eine sinnvolle Teilaufgabe innerhalb des Items, die sich (idealerweise) an max. einem Tag/ in 8 Arbeitsstunden erledigen lassen</text:span></text:p>
                <text:p><text:span text:style-name="T1"/></text:p>
              </text:list-item>
              <text:list-item>
                <text:p><text:span text:style-name="T1">Issues plegen! D.h. Wenn ihr anfang daran zu arbeiten Issue aufmachen, dann schließen wenn ihr fertig sei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zeugen von Issues - Bespiele</text:p>
          </draw:text-box>
        </draw:frame>
        <draw:frame draw:style-name="gr1" draw:text-style-name="P3" draw:layer="layout" svg:width="23cm" svg:height="4.425cm" svg:x="1.874cm" svg:y="4.5cm">
          <draw:text-box>
            <text:list text:style-name="L1">
              <text:list-item>
                <text:p><text:span text:style-name="T2">Milestone: MS2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Item: Stackoperationen</text:span></text:p>
                            <text:list>
                              <text:list-item>
                                <text:list>
                                  <text:list-item>
                                    <text:p><text:span text:style-name="T2">Issue:</text:span><text:span text:style-name="T3"> </text:span><text:span text:style-name="T4">Backend: cut-Befehl 'c' in java Bytecode implementiere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3cm" svg:height="4.425cm" svg:x="2cm" svg:y="10.201cm">
          <draw:text-box>
            <text:list text:style-name="L1">
              <text:list-item>
                <text:p><text:span text:style-name="T5">Milestone: MS2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Item: Variablen</text:span></text:p>
                            <text:list>
                              <text:list-item>
                                <text:list>
                                  <text:list-item>
                                    <text:p><text:span text:style-name="T5">Issue:</text:span><text:span text:style-name="T6"> </text:span><text:span text:style-name="T7">Frontend: prüfen ob Symboltabelle sinnvoll ist – Absprache mit Backen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4.43cm" svg:x="2cm" svg:y="15.302cm">
          <draw:text-box>
            <text:list text:style-name="L1">
              <text:list-item>
                <text:p><text:span text:style-name="T8">Milestone: MS2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Item: Verzweigungen/Schleifen</text:span></text:p>
                            <text:list>
                              <text:list-item>
                                <text:list>
                                  <text:list-item>
                                    <text:p><text:span text:style-name="T8">Frontend</text:span><text:span text:style-name="T9">: Endlosschleifen des Parsers verhinder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M5S</meta:editing-duration>
    <meta:editing-cycles>7</meta:editing-cycles>
    <meta:generator>OpenOffice/4.0.1$Win32 OpenOffice.org_project/401m5$Build-9714</meta:generator>
    <dc:date>2014-05-22T18:05:35.40</dc:date>
    <meta:document-statistic meta:object-count="39"/>
  </office:meta>
</office:document-meta>
</file>